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ladimir Script" fo:font-size="72pt" style:font-size-asian="72pt" style:font-size-complex="72pt"/>
    </style:style>
    <style:style style:name="P2" style:family="paragraph" style:parent-style-name="Standard">
      <style:paragraph-properties fo:text-align="center" style:justify-single-word="false"/>
      <style:text-properties style:font-name="Vladimir Script" fo:font-size="22pt" style:font-size-asian="22pt" style:font-size-complex="22pt"/>
    </style:style>
    <style:style style:name="P3" style:family="paragraph" style:parent-style-name="Standard">
      <style:paragraph-properties fo:text-align="start" style:justify-single-word="false"/>
      <style:text-properties style:font-name="Arial Rounded MT Bold"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olusimeri</text:p>
      <text:p text:style-name="P2">A journey into the works of darkness upon the liv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nd so it is that Darkness will prevail to tell a tale. <text:s/>We know that darkness will come upon the Earth, so we focus on all the worlds affected here. <text:s/>Do know the tale of the living on Earth is different from the tale of those on other worlds, and it impacts decisions made. <text:s/>Let us commence, what do you plan to do first, ye all?</text:p>
      <text:p text:style-name="P3"/>
      <text:p text:style-name="P3">Yushumuureh: <text:s/>We say BOING to this document, and WATCH OUT to those in line with sin, and doing good deeds we say AHOY to!</text:p>
      <text:p text:style-name="P3"/>
      <text:p text:style-name="P3">Kondureh: Kondureh bellow, we will devour wicked men in our sight, know it well we are kind but do see our right to do it.</text:p>
      <text:p text:style-name="P3"><text:soft-page-break/></text:p>
      <text:p text:style-name="P3">Salissuh: We declare controversy be made by this group known as Great White Brotherhood, we will get them for their crimes against children, the moloik does not represent that which they do!</text:p>
      <text:p text:style-name="P3"/>
      <text:p text:style-name="P3">Matt: And so it is, but there will be Fiery Dungeon for this job Salissuh make evident, so I would say if they wish to observe it happening then it can be made so, for satisfactions sake.</text:p>
      <text:p text:style-name="P3"/>
      <text:p text:style-name="P3">Salissuh: <text:s/>We declare that is good, but we will see punishment for it. <text:s/>Know good children were affected by this malpractice and we WILL see them done wrongly!</text:p>
      <text:p text:style-name="P3"><text:soft-page-break/></text:p>
      <text:p text:style-name="P3">Matt: One thing I would like to illustrate is something I know not of, but it need not be of any importance considering the truth has been stated overall, the logic can be deduced in part and that is well with me, and none speak up about it to begin with. <text:s/>Let any speak about what has been spoken so far, before we go on.</text:p>
      <text:p text:style-name="P3"/>
      <text:p text:style-name="P3">Shaaku: <text:s/>We observe note that love is eminent in the discretion applied by Salissuh, be warned it does not contravene law but can be construed as that to some degree.</text:p>
      <text:p text:style-name="P3"/>
      <text:p text:style-name="P3">Salissuh: <text:s/>We say we honor that, and realize it to the degree they state <text:soft-page-break/>now.</text:p>
      <text:p text:style-name="P3"/>
      <text:p text:style-name="P3">Matt: <text:s/>Right, so if no other point will be made we move on. <text:s/>Right, so moving on, what of any particular race piques your interest to cause non-harmful deviance the most?</text:p>
      <text:p text:style-name="P3"/>
      <text:p text:style-name="P3">Shaaku: <text:s/>We declare Abicadia, which you know of, does certain deeds about the feces which they do eat for religious purposes for some reason blind to it's malfeasance on the body, and we lecture them about the wisdom when we see them.</text:p>
      <text:p text:style-name="P3"/>
      <text:p text:style-name="P3">Yushumuureh: <text:s/>We agitate with BOING upon the enemies of Digruk, the one planet we love most, we know our toil, we are those who burn <text:soft-page-break/>alot!</text:p>
      <text:p text:style-name="P3"/>
      <text:p text:style-name="P3">Matt: <text:s/>Very well, but upon their enemies here on Earth, I would advise you only hear their argument in ration as kind, and because this type of enemy stirs you the most, do what you wish after that, embellishing there.</text:p>
      <text:p text:style-name="P3"/>
      <text:p text:style-name="P3">Yushumuureh: <text:s/>We see love of Matt for us and say YIPPEE! <text:s/>We burn for it alot!</text:p>
      <text:p text:style-name="P3"/>
      <text:p text:style-name="P3">Shenzan: <text:s/>We declare some love comes from us over the Larginian people, they will hear well from us over their dark way! <text:s/>Burn us as you wish!</text:p>
      <text:p text:style-name="P3"/>
      <text:p text:style-name="P3"><text:soft-page-break/>Matt: <text:s/>I guess the times are changing faster than anticipated. <text:s/>Know that for all three of these loves, sometimes a sign will come for the same reason and the love imbued in the individual, but not always, though it will be not mistaken. <text:s/>Onto the next bit, unless someone has something to say.</text:p>
      <text:p text:style-name="P3"/>
      <text:p text:style-name="P3">Adumentum: <text:s/>We know it well the darkness on Bistow will be a lurking factor in their undoing, for they forsake reason do achieve dark things! <text:s/>We warn them if we could, know it well.</text:p>
      <text:p text:style-name="P3"/>
      <text:p text:style-name="P3">Matt: I will petition Allah that something be done about that stone now, please wait. <text:s/>Very well by both <text:soft-page-break/>of us, the stone that generates the signs of dark love is now active, be forgiving of the times when it enters you. <text:s/>If anyone has anything to say, let them add it or we move on.</text:p>
      <text:p text:style-name="P3"/>
      <text:p text:style-name="P3">Shenzan: <text:s/>So what is it if we love and the dark thing does not produce it's marvel? <text:s/>Will we behold punishment? <text:s/>It seems obvious but we'd like to know.</text:p>
      <text:p text:style-name="P3"/>
      <text:p text:style-name="P3">Matt: <text:s/>Sometimes it will not be seen where it enters, so a trust will have to be developed. <text:s/>Beluseh will handle it and Shaaku will balance them. <text:s/>Let any speak about this trust, or let it be trustworthy to do, and we move on.</text:p>
      <text:p text:style-name="P3"/>
      <text:p text:style-name="P3"><text:soft-page-break/>Endakuh: <text:s/>We wish to know how Beluseh handle it. <text:s/>Will it lead to that progression on the scale of that machine for certain?</text:p>
      <text:p text:style-name="P3"/>
      <text:p text:style-name="P3">Matt: <text:s/>When it becomes a problem that dark lies fill the place like a pestilence of knowledge, know that the web of lies grows deeper with each telling until unraveled, dispelling the work. <text:s/>You could make plans based on assumptions of others statements that make the plans you create worthless, but you would still keep the plan in motion despite its invalidity, potentially. <text:s/>That is one way that the dark web of lies will conspire to undo balance, and propogate something against you. <text:s/>It would appear to be one way, <text:soft-page-break/>but it can work out in the progression style the Beluseh watch for. <text:s/>If there are any other considerations, do mention them.</text:p>
      <text:p text:style-name="P3"/>
      <text:p text:style-name="P3">Shaaku: <text:s/>We observe rightly Matt is correct in his assertion. <text:s/>If time develops something positive about it, then it will increase and Beluseh will do something over it, to which we argue we work in secret over.</text:p>
      <text:p text:style-name="P3"/>
      <text:p text:style-name="P3">Matt: <text:s/>Rightly accorded. <text:s/>Anything else?</text:p>
      <text:p text:style-name="P3"/>
      <text:p text:style-name="P3">Beluseh: <text:s/>We argue the logic flawed in some way. <text:s/>Wouldn't that not be a negative in the way addressed?</text:p>
      <text:p text:style-name="P3"/>
      <text:p text:style-name="P3">Matt: <text:s/>Take the mechanic of it, <text:soft-page-break/>though I do assert that it is wise to know it first in that way. <text:s/>Sometimes my intelligence gets in the way of itself so I do apologize for not making that clear before.</text:p>
      <text:p text:style-name="P3"/>
      <text:p text:style-name="P3">Bolume: <text:s/>We see our first sign, over Matt no less, for that last thing he said!</text:p>
      <text:p text:style-name="P3"/>
      <text:p text:style-name="P3">Matt: <text:s/>I'm happy to see things are progressing well. <text:s/>Know that emergency measures are always considerate that way. <text:s/>But say, if there's nothing else to add, we move on.</text:p>
      <text:p text:style-name="P3"/>
      <text:p text:style-name="P3">Yushumuureh: <text:s/>We see our first sign, over that last statement made! <text:s/>No burning now!</text:p>
      <text:p text:style-name="P3"><text:soft-page-break/></text:p>
      <text:p text:style-name="P3">Matt: <text:s/>Lol, I should just stop talking or we'll never get through this! <text:s/>Anything else to add? <text:s/>I see that is no, so I progress. <text:s/>In dealing with Okanagan compared to Earth, what are some of the main differences in dark eyes about the situation? <text:s/>Let's hear some details.</text:p>
      <text:p text:style-name="P3"/>
      <text:p text:style-name="P3">Shaaku: <text:s/>We know that race to be god fearing, but know it plain they have power beyond recognition, because they profess to bellow of mind so loudly to the lord!</text:p>
      <text:p text:style-name="P3"/>
      <text:p text:style-name="P3">Matt: Indeed, they have that prowess, and in a time past I taught them a thing or two about that. <text:s/>Is there anything else of particular <text:soft-page-break/>note about the comparison? <text:s/>Very well, let's move on to those tickled by this enterprise and talk about Earth. <text:s/>We know the first thing you will consider, but what of the next, is there a more grand plan, or a person specific plan?</text:p>
      <text:p text:style-name="P3"/>
      <text:p text:style-name="P3">Shaaku: <text:s/>We unveil our mystery here for those people to see, and know it is coming. <text:s/>There is some people in the Pacific region that live on an island, and they were considered to not exist prior but do note they live there and love the darkness so much they sacrifice to it if dark things are not done in the right situation. <text:s/>We go to them and unfold OUR line of thinking, that they do not butcher each other willingly but commit an <text:soft-page-break/>atrocity on the flesh over it instead.</text:p>
      <text:p text:style-name="P3"/>
      <text:p text:style-name="P3">Matt: <text:s/>That very well and good, just see to it you do it only as much as needed yourself, and let them administer in every reasonable case.</text:p>
      <text:p text:style-name="P3"/>
      <text:p text:style-name="P3">Shaaku: <text:s/>We comply with that, for it is wise.</text:p>
      <text:p text:style-name="P3"/>
      <text:p text:style-name="P3">Matt: <text:s/>Very well, is there any other who would like to speak? <text:s/>I interrupt to bring you The Phantom, a creature you will get to know over time, with twelve legs and eleven spines and ten circle columns. <text:s/>Let us hear from this interesting devil!</text:p>
      <text:p text:style-name="P3"/>
      <text:p text:style-name="P3">The Phantom: <text:s/>We come to you in time's progression, knowing <text:soft-page-break/>certainly those who hear this will know us one day. <text:s/>Beware the dark legion, for it will envelop your world over the most simple of miscrience! <text:s/>Do note we come for those with passion against death, and those that seek it as well.</text:p>
      <text:p text:style-name="P3"/>
      <text:p text:style-name="P3">Matt: <text:s/>Very well, what sayeth any of ye?</text:p>
      <text:p text:style-name="P3"/>
      <text:p text:style-name="P3">Shaaku: <text:s/>We know not who that is, and would beckon them to know the centre is upon them for these words.</text:p>
      <text:p text:style-name="P3"/>
      <text:p text:style-name="P3">Matt: <text:s/>And so it is. <text:s/>They reply, however.</text:p>
      <text:p text:style-name="P3"/>
      <text:p text:style-name="P3">The Phantom: <text:s/>We know it agitation, and that will be the first strike <text:soft-page-break/>against them, before they even live on that world, as though to want that the moment they incarnate into it! <text:s/>AGH!</text:p>
      <text:p text:style-name="P3"/>
      <text:p text:style-name="P3">Matt: <text:s/>Well now, responses anyone?</text:p>
      <text:p text:style-name="P3"/>
      <text:p text:style-name="P3">Shaaku: <text:s/>We will see the death of those who say that, where are you found precious ones? <text:s/>Dear me you develop madness to assert otherwise of this with us. <text:s/></text:p>
      <text:p text:style-name="P3"/>
      <text:p text:style-name="P3">Matt: <text:s/>You will never find them, but know they do send their second strike warning through me now. <text:s/>I wouldn't know how many you get. <text:s/>If there is anything left to argue, then let it be heard.</text:p>
      <text:p text:style-name="P3"/>
      <text:p text:style-name="P3"><text:soft-page-break/>Yushumuureh: <text:s/>We say YIP back to them! <text:s/>Know us please, we see love stem from this knowledge!</text:p>
      <text:p text:style-name="P3"/>
      <text:p text:style-name="P3">Matt: <text:s/>There you go! <text:s/>Anyway, if there's nothing left to say, then we proceed. <text:s/>Then there is nothing, so we proceed. <text:s/>As to the planet which will be generated near Earth, will it be able to be eclipsed by the moon, or will an annulus be formed around the moon because of an attempted eclipse?</text:p>
      <text:p text:style-name="P3"/>
      <text:p text:style-name="P3">Shamusu: <text:s/>We bellow and say that be well, that it be hidden at a time fully is better than a ring around it in the vision.</text:p>
      <text:p text:style-name="P3"/>
      <text:p text:style-name="P3">Matt: <text:s/>Very well, if no argument be <text:soft-page-break/>made then so it will be, hidden by the moon. <text:s/>Let's hear the weight against or move on.</text:p>
      <text:p text:style-name="P3"/>
      <text:p text:style-name="P3">Yuriah: <text:s/>We say we like the shape we see in our minds, that it be eclipsed partially is better!</text:p>
      <text:p text:style-name="P3"/>
      <text:p text:style-name="P3">Matt: <text:s/>I would say if the visage envisioned by others in the same way is unappealing then let it be said, and for those who cannot envision that way I will petition to Allah for you that you see a remarkable thing today. <text:s/></text:p>
      <text:p text:style-name="P3"/>
      <text:p text:style-name="P3">Dumua: <text:s/>We say one thing about it, that the planet there in that regard eclipse the sun fully, that way no ring can be seen about it.</text:p>
      <text:p text:style-name="P3"><text:soft-page-break/></text:p>
      <text:p text:style-name="P3">Matt: <text:s/>Please consider that may be unwise to the planets circumnavigating the place. <text:s/>Take for instance the law would require the new planet orbit Earth, and that orbit could align catastrophically with other planets orbit, not to mention pulling them off course inadvertently with a passing incidentally. <text:s/>Know well I see no other argument made against the partial eclipse by the moon and we proceed on that note if no argument is made further. <text:s/>Right, so it will be what it has to be to make that possible. <text:s/>Let us proceed now with the formation of a second sun, visible to many galaxies. <text:s/>Would darkness do the work of imposing <text:soft-page-break/>that will upon the living, that exertion of the light is like akin to gaining knowledge and darkness will construct it?</text:p>
      <text:p text:style-name="P3"/>
      <text:p text:style-name="P3">Shaaku: <text:s/>We have seen this work in our minds recently and do it ourselves if no other will, we need them not to do that, indeed.</text:p>
      <text:p text:style-name="P3"/>
      <text:p text:style-name="P3">Shenzan: <text:s/>We perform that work of knowledge, do know we gain intelligence primarily as a device for ourselves.</text:p>
      <text:p text:style-name="P3"/>
      <text:p text:style-name="P3">Matt: <text:s/>Very well, if no other race decline the work then I will assign APPROPRIATE tasks to all of them. <text:s/>Very well, no race says otherwise, and will do the work. <text:s/>Know we work <text:soft-page-break/>a fast thing in a slow place, so Beluseh will have a thing or two for you to do over it. <text:s/>We do this now, for the sake of the document being prepared.</text:p>
      <text:p text:style-name="P3"/>
      <text:p text:style-name="P3">Shenzan: <text:s/>We declare that was well intended, know we spent several billion years devising knowledge that will entertain and create nice delusions upon you, that this new thing will emerge in a place and set a new precedent for dark life and the living world altogether.</text:p>
      <text:p text:style-name="P3"/>
      <text:p text:style-name="P3">Matt: <text:s/>Very well, if no other thing be said we conclude with another final thing. <text:s/>Very well, onto the final thing. <text:s/>The military apparatus in many countries will utter threats militarily, <text:soft-page-break/>here on Earth as well as other places, and that need be tolerated but one thing stands clear, dark army is not brought forth without serious implications. <text:s/>If war begins between any race and dark life (Not just one race of dark life) then you are commanded by Allah to forsake them, and if you need him to convey that then you will get it. <text:s/>For that sake, dark army will be forged. <text:s/>What are your suggested parameters of your defense, that in these ways you do not send army?</text:p>
      <text:p text:style-name="P3"/>
      <text:p text:style-name="P3">Shaaku: <text:s/>For the purpose of intelligence gathering, declarations of war based on assessment that we are in cahoots with others in intelligence gathering will be <text:soft-page-break/>forgiven, as that practice is standard with them.</text:p>
      <text:p text:style-name="P3"/>
      <text:p text:style-name="P3">Shenzan: <text:s/>We offer it to the dark way that we will not declare war if the noble Angels are present with them at the time.</text:p>
      <text:p text:style-name="P3"/>
      <text:p text:style-name="P3">Yushumuureh: <text:s/>We say AIIIE to those in cahoots with knowledge, and know it well intelligence gathering can be like that. <text:s/>We forsake war over it because the love came to us over this thought.</text:p>
      <text:p text:style-name="P3"/>
      <text:p text:style-name="P3">Matt: <text:s/>Very well, these terms and three others will you maintain. <text:s/>First, that enemy launch aggression by way of intelligene gathering on your lands be a means of war launching. <text:s/><text:soft-page-break/>Second, that any mitigation of any festival is an act of war, and there will be no consequence to prove otherwise of the guilt. <text:s/>Third, that discorance made by races between the Shaaku and the Beluseh will be targeted on sight, and their messengers slaughtered by ugly beheading, not the usual kind quickly. <text:s/>If any see this as unwise, state it now.</text:p>
      <text:p text:style-name="P3"/>
      <text:p text:style-name="P3">Shenzan: <text:s/>We say not the last one, that beheading is excruciating! <text:s/>What beholds in you to say that?</text:p>
      <text:p text:style-name="P3"/>
      <text:p text:style-name="P3">Matt: <text:s/>Because the lesson you would teach over it is impressive, requiring that kind of treatment. <text:s/>Races knowing of it will do anything to <text:soft-page-break/>avoid it, and that is what is intended. <text:s/>Still, I hear your argument, would you weigh one more thing from your side against mine, that we confer one thing over another?</text:p>
      <text:p text:style-name="P3"/>
      <text:p text:style-name="P3">Shenzan: <text:s/>We still do not hold the butchery. <text:s/>Will you abate your position for me, please?</text:p>
      <text:p text:style-name="P3"/>
      <text:p text:style-name="P3">Matt: <text:s/>Very well, devise among yourselves something in response, be it what you wish, but do something else over that to make the lesson impacting, so that it does not impact you in a way that inspires the calamity. <text:s/>If there is nothing left to add then I will conclude. <text:s/>Ok, then I leave the war plans as classified, that none know the operation that <text:soft-page-break/>takes place should they spite darkness wrongly in declaring war against them. <text:s/>Let the document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Vladimir Script" svg:font-family="'Vladimir Script'"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1T11:08:47.23</meta:creation-date>
    <meta:document-statistic meta:table-count="0" meta:image-count="0" meta:object-count="0" meta:page-count="26" meta:paragraph-count="67" meta:word-count="2517" meta:character-count="13584"/>
    <dc:date>2022-09-11T12:19:30.48</dc:date>
    <meta:editing-duration>PT4M41S</meta:editing-duration>
    <meta:editing-cycles>1</meta:editing-cycles>
    <meta:generator>OpenOffice/4.1.8$Win32 OpenOffice.org_project/418m3$Build-9803</meta:generator>
  </office:meta>
</office:document-meta>
</file>